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6" style:family="graphic" style:parent-style-name="standard">
      <style:graphic-properties draw:fill="solid" draw:fill-color="#ffffc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68cm"/>
    </style:style>
    <style:style style:name="gr8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P1" style:family="paragraph">
      <loext:graphic-properties draw:fill="solid" draw:fill-color="#ffff66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99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cc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solid" draw:fill-color="#94bd5e"/>
      <style:paragraph-properties fo:margin-left="0cm" fo:margin-right="0cm" fo:text-align="start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652cm" svg:height="3.381cm" svg:x="2.187cm" svg:y="11.336cm">
          <text:p/>
        </draw:rect>
        <draw:frame draw:style-name="gr2" draw:text-style-name="P3" draw:layer="layout" svg:width="2.043cm" svg:height="0.645cm" svg:x="2.051cm" svg:y="11.374cm">
          <draw:text-box>
            <text:p text:style-name="P2">Execution</text:p>
          </draw:text-box>
        </draw:frame>
        <draw:rect draw:style-name="gr3" draw:text-style-name="P4" draw:layer="layout" svg:width="7.652cm" svg:height="5.511cm" svg:x="2.187cm" svg:y="5.697cm">
          <text:p/>
        </draw:rect>
        <draw:rect draw:style-name="gr4" draw:text-style-name="P6" draw:layer="layout" svg:width="3.333cm" svg:height="4.684cm" svg:x="2.405cm" svg:y="6.338cm">
          <text:p text:style-name="P5">OfficeCompiler</text:p>
        </draw:rect>
        <draw:frame draw:style-name="gr5" draw:text-style-name="P3" draw:layer="layout" svg:width="1.751cm" svg:height="0.645cm" svg:x="2.047cm" svg:y="5.693cm">
          <draw:text-box>
            <text:p text:style-name="P2">Start-up</text:p>
          </draw:text-box>
        </draw:frame>
        <draw:rect draw:style-name="gr6" draw:text-style-name="P7" draw:layer="layout" svg:width="7.652cm" svg:height="5.038cm" svg:x="2.187cm" svg:y="0.518cm">
          <text:p/>
        </draw:rect>
        <draw:rect draw:style-name="gr4" draw:text-style-name="P6" draw:layer="layout" svg:width="3.354cm" svg:height="4.168cm" svg:x="2.384cm" svg:y="1.15cm">
          <text:p text:style-name="P5">Graphical </text:p>
          <text:p text:style-name="P5">Editors</text:p>
        </draw:rect>
        <draw:frame draw:style-name="gr7" draw:text-style-name="P3" draw:layer="layout" svg:width="2.568cm" svg:height="0.645cm" svg:x="2.061cm" svg:y="0.518cm">
          <draw:text-box>
            <text:p text:style-name="P2">Development</text:p>
          </draw:text-box>
        </draw:frame>
        <draw:custom-shape draw:style-name="gr8" draw:text-style-name="P9" draw:layer="layout" svg:width="4.3cm" svg:height="0.4cm" svg:x="5.405cm" svg:y="1.288cm">
          <text:p text:style-name="P8">OfficeTyp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1.788cm">
          <text:p text:style-name="P8">SectionTyp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2.288cm">
          <text:p text:style-name="P8">ManagedFunctionTyp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3.788cm">
          <text:p text:style-name="P8">AdministrationTyp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2.788cm">
          <text:p text:style-name="P8">ManagedObjectTyp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4.788cm">
          <text:p text:style-name="P8">TeamTyp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6.488cm">
          <text:p text:style-name="P8">OfficeFloorSourc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6.988cm">
          <text:p text:style-name="P8">OfficeSourc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7.488cm">
          <text:p text:style-name="P8">SectionSourc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7.988cm">
          <text:p text:style-name="P8">ManagedFunctionSourc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9.488cm">
          <text:p text:style-name="P8">AdministrationSourc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8.488cm">
          <text:p text:style-name="P8">ManagedObjectSourc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10.488cm">
          <text:p text:style-name="P8">TeamSource</text:p>
          <draw:enhanced-geometry svg:viewBox="0 0 21600 21600" draw:type="rectangle" draw:enhanced-path="M 0 0 L 21600 0 21600 21600 0 21600 0 0 Z N"/>
        </draw:custom-shape>
        <draw:rect draw:style-name="gr4" draw:text-style-name="P6" draw:layer="layout" svg:width="3.311cm" svg:height="2.634cm" svg:x="2.427cm" svg:y="11.977cm">
          <text:p text:style-name="P5">OfficeFrame</text:p>
        </draw:rect>
        <draw:custom-shape draw:style-name="gr8" draw:text-style-name="P9" draw:layer="layout" svg:width="4.3cm" svg:height="0.4cm" svg:x="5.405cm" svg:y="12.088cm">
          <text:p text:style-name="P8">ManagedFunction Factory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13.088cm">
          <text:p text:style-name="P8">Administration Factory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12.588cm">
          <text:p text:style-name="P8">ManagedObjectSourc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14.088cm">
          <text:p text:style-name="P8">TeamSourc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13.588cm">
          <text:p text:style-name="P8">Governance Factory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9.988cm">
          <text:p text:style-name="P8">GovernanceSourc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8.988cm">
          <text:p text:style-name="P8">SupplierSourc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3.288cm">
          <text:p text:style-name="P8">SupplierTyp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4cm" svg:x="5.405cm" svg:y="4.288cm">
          <text:p text:style-name="P8">GovernanceTyp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Daniel Sagenschneider</meta:initial-creator>
    <meta:creation-date>2009-06-06T22:06:59</meta:creation-date>
    <dc:date>2018-06-18T14:49:44.487405770</dc:date>
    <meta:editing-cycles>28</meta:editing-cycles>
    <meta:editing-duration>PT1H51M9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